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7e7b" officeooo:paragraph-rsid="00017e7b"/>
    </style:style>
    <style:style style:name="P2" style:family="paragraph" style:parent-style-name="Standard">
      <style:text-properties officeooo:rsid="00017e7b" officeooo:paragraph-rsid="00022b2d"/>
    </style:style>
    <style:style style:name="T1" style:family="text">
      <style:text-properties officeooo:rsid="00022b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Site de présentation du serveur<text:line-break/>- Vente de véhicule ( mais fictive pour le moment, juste un liens vers le MJ pour la transaction )</text:p>
      <text:p text:style-name="P1">- Theme sur Los santos<text:line-break/>- Panel admin</text:p>
      <text:p text:style-name="P1">- pas de gestion utilisateur</text:p>
      <text:p text:style-name="P1">- Voir pour <text:span text:style-name="T1">hébergement</text:span> <text:span text:style-name="T1">gratuit</text:span></text:p>
      <text:p text:style-name="P1">- eldoras RP</text:p>
      <text:p text:style-name="P1">- Annonce</text:p>
      <text:p text:style-name="P1">- <text:span text:style-name="T1">Repo github private</text:span></text:p>
      <text:p text:style-name="P1"/>
      <text:p text:style-name="P2">- Forum pour les dossiers de RP</text:p>
      <text:p text:style-name="P1"/>
      <text:p text:style-name="P1">API – Les produits a vendre, les annonces (style article)</text:p>
      <text:p text:style-name="P1">Back – CRUD des annonaces et produits a mettre en vente</text:p>
      <text:p text:style-name="P2">Front – Visuel aérer sur le theme de GTA</text:p>
      <text:p text:style-name="P2"/>
      <text:p text:style-name="P2"><text:span text:style-name="T1">API : NODE,js</text:span></text:p>
      <text:p text:style-name="P2"><text:span text:style-name="T1">FRONT/BACK : React / Vue.js</text:span><text:line-break/></text:p>
      <text:p text:style-name="P1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2T17:41:33.512038814</meta:creation-date>
    <dc:date>2021-01-02T17:55:14.057952246</dc:date>
    <meta:editing-duration>PT3M10S</meta:editing-duration>
    <meta:editing-cycles>1</meta:editing-cycles>
    <meta:document-statistic meta:table-count="0" meta:image-count="0" meta:object-count="0" meta:page-count="1" meta:paragraph-count="14" meta:word-count="95" meta:character-count="494" meta:non-whitespace-character-count="407"/>
    <meta:generator>LibreOffice/6.4.6.2$Linux_X86_64 LibreOffice_project/40$Build-2</meta:generator>
  </office:meta>
</office:document-meta>
</file>